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D00000199EE0648BA35C45130.jpg" manifest:media-type="image/jpeg"/>
  <manifest:file-entry manifest:full-path="Pictures/10000000000001E50000002DB3C5062A68CCD75D.jpg" manifest:media-type="image/jpeg"/>
  <manifest:file-entry manifest:full-path="Pictures/10000000000003090000002545339EDB7F77CE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3.07mm" svg:y="3.16mm" svg:width="128.32mm" svg:height="11.91mm" draw:z-index="0"><draw:image xlink:href="Pictures/10000000000001E50000002DB3C5062A68CCD75D.jpg" xlink:type="simple" xlink:show="embed" xlink:actuate="onLoad" loext:mime-type="image/jpeg"/></draw:frame><draw:frame draw:style-name="fr1" draw:name="Image3" text:anchor-type="paragraph" svg:x="-4.48mm" svg:y="132.29mm" svg:width="175.9mm" svg:height="8.36mm" draw:z-index="1"><draw:image xlink:href="Pictures/10000000000003090000002545339EDB7F77CE0E.jpg" xlink:type="simple" xlink:show="embed" xlink:actuate="onLoad" loext:mime-type="image/jpeg"/></draw:frame><draw:frame draw:style-name="fr1" draw:name="Image2" text:anchor-type="paragraph" svg:x="-3.07mm" svg:y="15.05mm" svg:width="125.02mm" svg:height="97.4mm" draw:z-index="2"><draw:image xlink:href="Pictures/100000000000020D00000199EE0648BA35C4513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6:29:29.822132477</meta:creation-date>
    <dc:date>2019-06-28T19:08:29.393880028</dc:date>
    <meta:editing-duration>PT4M42S</meta:editing-duration>
    <meta:editing-cycles>2</meta:editing-cycles>
    <meta:generator>LibreOffice/6.2.4.2.0$Linux_X86_64 LibreOffice_project/2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